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solid" svg:stroke-width="0cm" svg:stroke-color="#80808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2800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6633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695cm" fo:min-width="2.444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695cm" fo:min-width="2.519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Bitstream Vera Sans" style:font-size-asian="14pt" style:font-style-asian="normal" style:font-weight-asian="normal" style:font-name-complex="Bitstream Ver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Bitstream Vera Sans" style:font-size-asian="14pt" style:font-style-asian="normal" style:font-weight-asian="normal" style:font-name-complex="Bitstream Vera 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5.409cm" svg:height="9.425cm" svg:x="0.445cm" svg:y="0.25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custom-shape draw:style-name="gr2" draw:text-style-name="P1" draw:layer="layout" svg:width="8.719cm" svg:height="2.34cm" svg:x="15.494cm" svg:y="0.8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26cm" svg:height="0.418cm" svg:x="15.952cm" svg:y="1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539cm" svg:height="0.418cm" svg:x="15.946cm" svg:y="1.8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5" draw:text-style-name="P3" draw:layer="layout" svg:width="6.914cm" svg:height="0.945cm" svg:x="16.699cm" svg:y="1.736cm">
            <draw:text-box>
              <text:p text:style-name="P2"><text:span text:style-name="T1">Std. Confidence (rules 1-30)</text:span></text:p>
            </draw:text-box>
          </draw:frame>
          <draw:frame draw:style-name="gr6" draw:text-style-name="P3" draw:layer="layout" svg:width="6.914cm" svg:height="0.945cm" svg:x="16.699cm" svg:y="1.06cm">
            <draw:text-box>
              <text:p text:style-name="P2"><text:span text:style-name="T1">PCA Confidence (rules 1-30)</text:span></text:p>
            </draw:text-box>
          </draw:frame>
          <draw:frame draw:style-name="gr5" draw:text-style-name="P3" draw:layer="layout" svg:width="7.55cm" svg:height="0.945cm" svg:x="16.764cm" svg:y="2.437cm">
            <draw:text-box>
              <text:p text:style-name="P2"><text:span text:style-name="T1">Std. Confidence (rules 31-46)</text:span></text:p>
            </draw:text-box>
          </draw:frame>
          <draw:custom-shape draw:style-name="gr7" draw:text-style-name="P4" draw:layer="layout" svg:width="0.535cm" svg:height="0.435cm" svg:x="15.948cm" svg:y="2.51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6.187cm" fo:page-height="10.2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is Galárraga</meta:initial-creator>
    <meta:creation-date>2013-03-13T11:43:38</meta:creation-date>
    <dc:date>2014-09-10T20:51:13.896848837</dc:date>
    <meta:editing-duration>PT1H27M38S</meta:editing-duration>
    <meta:editing-cycles>10</meta:editing-cycles>
    <meta:generator>LibreOffice/4.2.6.3$Linux_X86_64 LibreOffice_project/420m0$Build-3</meta:generator>
    <meta:document-statistic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pt" style:font-size-asian="8pt" style:font-size-complex="8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1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4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false"/>
      <style:graphic-properties svg:stroke-width="0.088cm" svg:stroke-color="#999999" draw:fill-color="#999999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1cm" svg:height="9.426cm" xlink:href="." xlink:type="simple" chart:class="chart:scatter" chart:style-name="ch1">
        <chart:plot-area chart:style-name="ch2" chart:data-source-has-labels="both" svg:x="2.213cm" svg:y="0.091cm" svg:width="22.811cm" svg:height="7.74cm">
          <chartooo:coordinate-region svg:x="3.787cm" svg:y="0.396cm" svg:width="20.362cm" svg:height="6.576cm"/>
          <chart:axis chart:dimension="x" chart:name="primary-x" chart:style-name="ch3" chartooo:axis-type="auto">
            <chart:title svg:x="7.708cm" svg:y="8.02cm" chart:style-name="ch4">
              <text:p>Aggregated predictions (beyond the initial KB)</text:p>
            </chart:title>
            <chart:categories table:cell-range-address="local-table.$A$2:.$A$31"/>
          </chart:axis>
          <chart:axis chart:dimension="y" chart:name="primary-y" chart:style-name="ch5">
            <chart:title svg:x="0.706cm" svg:y="6.788cm" chart:style-name="ch6">
              <text:p>Aggregated Precision</text:p>
            </chart:title>
            <chart:grid chart:style-name="ch7" chart:class="major"/>
          </chart:axis>
          <chart:series chart:style-name="ch8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series chart:style-name="ch9" chart:values-cell-range-address="local-table.$E$2:.$E$31" chart:label-cell-address="local-table.$E$1" chart:class="chart:scatter">
            <chart:domain table:cell-range-address="local-table.$D$2:.$D$31"/>
            <chart:data-point chart:repeated="30"/>
          </chart:series>
          <chart:series chart:style-name="ch10" chart:values-cell-range-address="local-table.$G$2:.$G$31" chart:label-cell-address="local-table.$G$1" chart:class="chart:scatter">
            <chart:domain table:cell-range-address="local-table.$F$2:.$F$31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CA Confidence (rules 1-30)</text:p>
              </table:table-cell>
              <table:table-cell office:value-type="string">
                <text:p/>
              </table:table-cell>
              <table:table-cell office:value-type="string">
                <text:p>Standard Confidence (rules 1-30)</text:p>
              </table:table-cell>
              <table:table-cell office:value-type="string">
                <text:p/>
              </table:table-cell>
              <table:table-cell office:value-type="string">
                <text:p>Standard Confidence (rules 31-45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58">
                <text:p>5158</text:p>
              </table:table-cell>
              <table:table-cell office:value-type="float" office:value="1">
                <text:p>1</text:p>
              </table:table-cell>
              <table:table-cell office:value-type="float" office:value="1865">
                <text:p>1865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113439">
                <text:p>113439</text:p>
              </table:table-cell>
              <table:table-cell office:value-type="float" office:value="0.314709236031927">
                <text:p>0.3147092360319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96">
                <text:p>18196</text:p>
              </table:table-cell>
              <table:table-cell office:value-type="float" office:value="0.559322033898305">
                <text:p>0.559322033898305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125509">
                <text:p>125509</text:p>
              </table:table-cell>
              <table:table-cell office:value-type="float" office:value="0.305739514348786">
                <text:p>0.305739514348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35">
                <text:p>23135</text:p>
              </table:table-cell>
              <table:table-cell office:value-type="float" office:value="0.415730337078652">
                <text:p>0.415730337078652</text:p>
              </table:table-cell>
              <table:table-cell office:value-type="float" office:value="8091">
                <text:p>8091</text:p>
              </table:table-cell>
              <table:table-cell office:value-type="float" office:value="0.561797752808989">
                <text:p>0.561797752808989</text:p>
              </table:table-cell>
              <table:table-cell office:value-type="float" office:value="125842">
                <text:p>125842</text:p>
              </table:table-cell>
              <table:table-cell office:value-type="float" office:value="0.298076923076923">
                <text:p>0.298076923076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714">
                <text:p>98714</text:p>
              </table:table-cell>
              <table:table-cell office:value-type="float" office:value="0.47787610619469">
                <text:p>0.47787610619469</text:p>
              </table:table-cell>
              <table:table-cell office:value-type="float" office:value="9067">
                <text:p>906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26505">
                <text:p>126505</text:p>
              </table:table-cell>
              <table:table-cell office:value-type="float" office:value="0.289855072463768">
                <text:p>0.289855072463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040">
                <text:p>99040</text:p>
              </table:table-cell>
              <table:table-cell office:value-type="float" office:value="0.542253521126761">
                <text:p>0.542253521126761</text:p>
              </table:table-cell>
              <table:table-cell office:value-type="float" office:value="9585">
                <text:p>9585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126860">
                <text:p>126860</text:p>
              </table:table-cell>
              <table:table-cell office:value-type="float" office:value="0.284136546184739">
                <text:p>0.284136546184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339">
                <text:p>99339</text:p>
              </table:table-cell>
              <table:table-cell office:value-type="float" office:value="0.552941176470588">
                <text:p>0.552941176470588</text:p>
              </table:table-cell>
              <table:table-cell office:value-type="float" office:value="9911">
                <text:p>9911</text:p>
              </table:table-cell>
              <table:table-cell office:value-type="float" office:value="0.406976744186047">
                <text:p>0.406976744186047</text:p>
              </table:table-cell>
              <table:table-cell office:value-type="float" office:value="127054">
                <text:p>127054</text:p>
              </table:table-cell>
              <table:table-cell office:value-type="float" office:value="0.275828460038986">
                <text:p>0.275828460038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439">
                <text:p>99439</text:p>
              </table:table-cell>
              <table:table-cell office:value-type="float" office:value="0.515">
                <text:p>0.515</text:p>
              </table:table-cell>
              <table:table-cell office:value-type="float" office:value="9986">
                <text:p>9986</text:p>
              </table:table-cell>
              <table:table-cell office:value-type="float" office:value="0.376237623762376">
                <text:p>0.376237623762376</text:p>
              </table:table-cell>
              <table:table-cell office:value-type="float" office:value="152828">
                <text:p>152828</text:p>
              </table:table-cell>
              <table:table-cell office:value-type="float" office:value="0.270833333333333">
                <text:p>0.270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415">
                <text:p>100415</text:p>
              </table:table-cell>
              <table:table-cell office:value-type="float" office:value="0.447826086956522">
                <text:p>0.447826086956522</text:p>
              </table:table-cell>
              <table:table-cell office:value-type="float" office:value="9986">
                <text:p>9986</text:p>
              </table:table-cell>
              <table:table-cell office:value-type="float" office:value="0.362068965517241">
                <text:p>0.362068965517241</text:p>
              </table:table-cell>
              <table:table-cell office:value-type="float" office:value="152935">
                <text:p>152935</text:p>
              </table:table-cell>
              <table:table-cell office:value-type="float" office:value="0.263594470046083">
                <text:p>0.263594470046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280">
                <text:p>102280</text:p>
              </table:table-cell>
              <table:table-cell office:value-type="float" office:value="0.436293436293436">
                <text:p>0.436293436293436</text:p>
              </table:table-cell>
              <table:table-cell office:value-type="float" office:value="10285">
                <text:p>10285</text:p>
              </table:table-cell>
              <table:table-cell office:value-type="float" office:value="0.421875">
                <text:p>0.421875</text:p>
              </table:table-cell>
              <table:table-cell office:value-type="float" office:value="153053">
                <text:p>153053</text:p>
              </table:table-cell>
              <table:table-cell office:value-type="float" office:value="0.257399103139013">
                <text:p>0.257399103139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771">
                <text:p>134771</text:p>
              </table:table-cell>
              <table:table-cell office:value-type="float" office:value="0.394463667820069">
                <text:p>0.394463667820069</text:p>
              </table:table-cell>
              <table:table-cell office:value-type="float" office:value="11075">
                <text:p>11075</text:p>
              </table:table-cell>
              <table:table-cell office:value-type="float" office:value="0.399293286219081">
                <text:p>0.399293286219081</text:p>
              </table:table-cell>
              <table:table-cell office:value-type="float" office:value="153442">
                <text:p>153442</text:p>
              </table:table-cell>
              <table:table-cell office:value-type="float" office:value="0.256342957130359">
                <text:p>0.256342957130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654">
                <text:p>165654</text:p>
              </table:table-cell>
              <table:table-cell office:value-type="float" office:value="0.358490566037736">
                <text:p>0.358490566037736</text:p>
              </table:table-cell>
              <table:table-cell office:value-type="float" office:value="38055">
                <text:p>38055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66562">
                <text:p>166562</text:p>
              </table:table-cell>
              <table:table-cell office:value-type="float" office:value="0.253412969283276">
                <text:p>0.2534129692832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722">
                <text:p>166722</text:p>
              </table:table-cell>
              <table:table-cell office:value-type="float" office:value="0.35632183908046">
                <text:p>0.35632183908046</text:p>
              </table:table-cell>
              <table:table-cell office:value-type="float" office:value="40906">
                <text:p>40906</text:p>
              </table:table-cell>
              <table:table-cell office:value-type="float" office:value="0.380503144654088">
                <text:p>0.380503144654088</text:p>
              </table:table-cell>
              <table:table-cell office:value-type="float" office:value="179498">
                <text:p>179498</text:p>
              </table:table-cell>
              <table:table-cell office:value-type="float" office:value="0.247920133111481">
                <text:p>0.2479201331114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076">
                <text:p>219076</text:p>
              </table:table-cell>
              <table:table-cell office:value-type="float" office:value="0.331564986737401">
                <text:p>0.331564986737401</text:p>
              </table:table-cell>
              <table:table-cell office:value-type="float" office:value="45131">
                <text:p>45131</text:p>
              </table:table-cell>
              <table:table-cell office:value-type="float" office:value="0.423631123919308">
                <text:p>0.423631123919308</text:p>
              </table:table-cell>
              <table:table-cell office:value-type="float" office:value="180295">
                <text:p>180295</text:p>
              </table:table-cell>
              <table:table-cell office:value-type="float" office:value="0.246953696181966">
                <text:p>0.246953696181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989">
                <text:p>232989</text:p>
              </table:table-cell>
              <table:table-cell office:value-type="float" office:value="0.379310344827586">
                <text:p>0.379310344827586</text:p>
              </table:table-cell>
              <table:table-cell office:value-type="float" office:value="46301">
                <text:p>46301</text:p>
              </table:table-cell>
              <table:table-cell office:value-type="float" office:value="0.450928381962865">
                <text:p>0.450928381962865</text:p>
              </table:table-cell>
              <table:table-cell office:value-type="float" office:value="180541">
                <text:p>180541</text:p>
              </table:table-cell>
              <table:table-cell office:value-type="float" office:value="0.245836637589215">
                <text:p>0.2458366375892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4162">
                <text:p>234162</text:p>
              </table:table-cell>
              <table:table-cell office:value-type="float" office:value="0.355504587155963">
                <text:p>0.355504587155963</text:p>
              </table:table-cell>
              <table:table-cell office:value-type="float" office:value="51274">
                <text:p>51274</text:p>
              </table:table-cell>
              <table:table-cell office:value-type="float" office:value="0.419753086419753">
                <text:p>0.419753086419753</text:p>
              </table:table-cell>
              <table:table-cell office:value-type="float" office:value="181291">
                <text:p>181291</text:p>
              </table:table-cell>
              <table:table-cell office:value-type="float" office:value="0.240898528272657">
                <text:p>0.2408985282726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8329">
                <text:p>238329</text:p>
              </table:table-cell>
              <table:table-cell office:value-type="float" office:value="0.334051724137931">
                <text:p>0.334051724137931</text:p>
              </table:table-cell>
              <table:table-cell office:value-type="float" office:value="51745">
                <text:p>51745</text:p>
              </table:table-cell>
              <table:table-cell office:value-type="float" office:value="0.420323325635104">
                <text:p>0.420323325635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010">
                <text:p>249010</text:p>
              </table:table-cell>
              <table:table-cell office:value-type="float" office:value="0.313765182186235">
                <text:p>0.313765182186235</text:p>
              </table:table-cell>
              <table:table-cell office:value-type="float" office:value="51845">
                <text:p>51845</text:p>
              </table:table-cell>
              <table:table-cell office:value-type="float" office:value="0.414686825053996">
                <text:p>0.41468682505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28">
                <text:p>249528</text:p>
              </table:table-cell>
              <table:table-cell office:value-type="float" office:value="0.298279158699809">
                <text:p>0.298279158699809</text:p>
              </table:table-cell>
              <table:table-cell office:value-type="float" office:value="51997">
                <text:p>51997</text:p>
              </table:table-cell>
              <table:table-cell office:value-type="float" office:value="0.450304259634889">
                <text:p>0.450304259634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1411">
                <text:p>271411</text:p>
              </table:table-cell>
              <table:table-cell office:value-type="float" office:value="0.322992700729927">
                <text:p>0.322992700729927</text:p>
              </table:table-cell>
              <table:table-cell office:value-type="float" office:value="54853">
                <text:p>54853</text:p>
              </table:table-cell>
              <table:table-cell office:value-type="float" office:value="0.452107279693487">
                <text:p>0.452107279693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581">
                <text:p>272581</text:p>
              </table:table-cell>
              <table:table-cell office:value-type="float" office:value="0.342560553633218">
                <text:p>0.342560553633218</text:p>
              </table:table-cell>
              <table:table-cell office:value-type="float" office:value="55405">
                <text:p>55405</text:p>
              </table:table-cell>
              <table:table-cell office:value-type="float" office:value="0.431159420289855">
                <text:p>0.431159420289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650">
                <text:p>294650</text:p>
              </table:table-cell>
              <table:table-cell office:value-type="float" office:value="0.336079077429984">
                <text:p>0.336079077429984</text:p>
              </table:table-cell>
              <table:table-cell office:value-type="float" office:value="55499">
                <text:p>55499</text:p>
              </table:table-cell>
              <table:table-cell office:value-type="float" office:value="0.410652920962199">
                <text:p>0.41065292096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5202">
                <text:p>295202</text:p>
              </table:table-cell>
              <table:table-cell office:value-type="float" office:value="0.32182103610675">
                <text:p>0.32182103610675</text:p>
              </table:table-cell>
              <table:table-cell office:value-type="float" office:value="71761">
                <text:p>71761</text:p>
              </table:table-cell>
              <table:table-cell office:value-type="float" office:value="0.390522875816993">
                <text:p>0.390522875816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5992">
                <text:p>295992</text:p>
              </table:table-cell>
              <table:table-cell office:value-type="float" office:value="0.311550151975684">
                <text:p>0.311550151975684</text:p>
              </table:table-cell>
              <table:table-cell office:value-type="float" office:value="72199">
                <text:p>72199</text:p>
              </table:table-cell>
              <table:table-cell office:value-type="float" office:value="0.39375">
                <text:p>0.3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635">
                <text:p>308635</text:p>
              </table:table-cell>
              <table:table-cell office:value-type="float" office:value="0.34061135371179">
                <text:p>0.34061135371179</text:p>
              </table:table-cell>
              <table:table-cell office:value-type="float" office:value="73398">
                <text:p>73398</text:p>
              </table:table-cell>
              <table:table-cell office:value-type="float" office:value="0.377611940298507">
                <text:p>0.377611940298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571">
                <text:p>321571</text:p>
              </table:table-cell>
              <table:table-cell office:value-type="float" office:value="0.326359832635983">
                <text:p>0.326359832635983</text:p>
              </table:table-cell>
              <table:table-cell office:value-type="float" office:value="89670">
                <text:p>89670</text:p>
              </table:table-cell>
              <table:table-cell office:value-type="float" office:value="0.36623748211731">
                <text:p>0.3662374821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6544">
                <text:p>326544</text:p>
              </table:table-cell>
              <table:table-cell office:value-type="float" office:value="0.317567567567568">
                <text:p>0.317567567567568</text:p>
              </table:table-cell>
              <table:table-cell office:value-type="float" office:value="89941">
                <text:p>89941</text:p>
              </table:table-cell>
              <table:table-cell office:value-type="float" office:value="0.362139917695473">
                <text:p>0.362139917695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9153">
                <text:p>339153</text:p>
              </table:table-cell>
              <table:table-cell office:value-type="float" office:value="0.306493506493506">
                <text:p>0.306493506493506</text:p>
              </table:table-cell>
              <table:table-cell office:value-type="float" office:value="92158">
                <text:p>92158</text:p>
              </table:table-cell>
              <table:table-cell office:value-type="float" office:value="0.350066050198151">
                <text:p>0.350066050198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6133">
                <text:p>366133</text:p>
              </table:table-cell>
              <table:table-cell office:value-type="float" office:value="0.30352644836272">
                <text:p>0.30352644836272</text:p>
              </table:table-cell>
              <table:table-cell office:value-type="float" office:value="112354">
                <text:p>112354</text:p>
              </table:table-cell>
              <table:table-cell office:value-type="float" office:value="0.336721728081321">
                <text:p>0.33672172808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420">
                <text:p>380420</text:p>
              </table:table-cell>
              <table:table-cell office:value-type="float" office:value="0.293689320388349">
                <text:p>0.293689320388349</text:p>
              </table:table-cell>
              <table:table-cell office:value-type="float" office:value="112734">
                <text:p>112734</text:p>
              </table:table-cell>
              <table:table-cell office:value-type="float" office:value="0.325980392156863">
                <text:p>0.325980392156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4369">
                <text:p>394369</text:p>
              </table:table-cell>
              <table:table-cell office:value-type="float" office:value="0.295399515738499">
                <text:p>0.295399515738499</text:p>
              </table:table-cell>
              <table:table-cell office:value-type="float" office:value="113164">
                <text:p>113164</text:p>
              </table:table-cell>
              <table:table-cell office:value-type="float" office:value="0.322695035460993">
                <text:p>0.322695035460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